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5.18cm">
          <text:p/>
        </draw:line>
        <draw:frame draw:style-name="gr3" draw:text-style-name="P5" draw:layer="layout" svg:width="6.35cm" svg:height="0.725cm" svg:x="0.1cm" svg:y="4.262cm">
          <draw:text-box>
            <text:p text:style-name="P4"><text:span text:style-name="T2">compare</text:span></text:p>
          </draw:text-box>
        </draw:frame>
        <draw:line draw:style-name="gr2" draw:text-style-name="P3" draw:layer="layout" svg:x1="8.355cm" svg:y1="5.18cm" svg:x2="0.1cm" svg:y2="5.18cm">
          <text:p/>
        </draw:line>
        <draw:custom-shape draw:style-name="gr1" draw:text-style-name="P2" draw:layer="layout" svg:width="8.255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8.255cm" svg:height="0.635cm" svg:x="0.1cm" svg:y="2.64cm">
          <text:p text:style-name="P1"><text:span text:style-name="T1">CaselessDescend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8.355cm" svg:y1="3.275cm" svg:x2="8.355cm" svg:y2="5.18cm">
          <text:p/>
        </draw:line>
        <draw:line draw:style-name="gr2" draw:text-style-name="P3" draw:layer="layout" svg:x1="8.355cm" svg:y1="3.91cm" svg:x2="0.1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8.46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11:27.79</dc:date>
    <dc:language>en-US</dc:language>
    <meta:editing-cycles>17</meta:editing-cycles>
    <meta:editing-duration>PT00H42M31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